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ae1a"/>
    </style:style>
    <style:style style:name="P2" style:family="paragraph" style:parent-style-name="Standard">
      <style:text-properties officeooo:rsid="0011ae1a" officeooo:paragraph-rsid="0011ae1a"/>
    </style:style>
    <style:style style:name="P3" style:family="paragraph" style:parent-style-name="Standard">
      <style:text-properties officeooo:rsid="001247fa" officeooo:paragraph-rsid="001247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j Mats! Tack för det snabba svaret tidigare. Vi har arbetat fram vår metod tydligare och diskuterat vad vi skulle kunna bidra med och få ut av Kleindagarna</text:p>
      <text:p text:style-name="P1"/>
      <text:p text:style-name="P2">Vår testmetod är väldigt enkel och behöver inga förberedelser. Det består av att en lärare kollar igenom ett lektionsmaterial under ca 15 minuter och tänker högt, något som används flitigt i webbutveckling och som vi märkt funkar väldigt bra för lektionsmaterial också.</text:p>
      <text:p text:style-name="P2"/>
      <text:p text:style-name="P3">Vad vi behöver främst är som sagt lärare att göra tester med. Om det finns tid i juni för det skulle det vara jättebra, men augusti är nog för sent för oss eftersom vi då kommer skriva slutrapport. Annars delar vi gärna med oss av våra lärdomar både i juni och augusti, förslagsvis som en sammanfattning i form av ett kort videoklipp och/eller text.</text:p>
      <text:p text:style-name="P3"/>
      <text:p text:style-name="P3">Vi skulle också gärna använda Kleindagarnas material till att göra tester och sedan utveckla materialens användarvänlighet, för att utforska hur en kan designa material på ett användarvänligt sätt. Materialen finns ju tillgängliga på hemsidan, men vi vill gärna ha ett okej av er att utveckla dem vidare och ta fram några förslag på hur vi tror de kan förbätt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7:04:26.522752950</meta:creation-date>
    <dc:date>2018-05-03T18:04:46.443859566</dc:date>
    <meta:editing-duration>PT29M44S</meta:editing-duration>
    <meta:editing-cycles>1</meta:editing-cycles>
    <meta:document-statistic meta:table-count="0" meta:image-count="0" meta:object-count="0" meta:page-count="1" meta:paragraph-count="4" meta:word-count="193" meta:character-count="1138" meta:non-whitespace-character-count="949"/>
    <meta:generator>LibreOffice/6.0.2.1$Linux_x86 LibreOffice_project/00m0$Build-1</meta:generator>
  </office:meta>
</office:document-meta>
</file>